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__PEDID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ÚMERO DE PEDIDO</text:p>
          </table:table-cell>
          <table:table-cell office:value-type="string" table:style-name="ce1">
            <text:p>CÓDIGO ARTÍCULO</text:p>
          </table:table-cell>
          <table:table-cell office:value-type="string" table:style-name="ce1">
            <text:p>UNIDADE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0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0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2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R0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R2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R0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R0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0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0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0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1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2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3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3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3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3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R0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R0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R0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0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R1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R1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R1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R1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R2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R2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R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R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R2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R2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R2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R2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R2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R2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R2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R2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R2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R2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R2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R2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R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R3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R3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R2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R3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R3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R3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R3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R3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R3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named-expressions>
        <table:named-range table:name="PRODUCTOS__PEDIDOS" table:cell-range-address="PRODUCTOS__PEDIDOS.$A$1:PRODUCTOS__PEDIDOS.$C$56" table:base-cell-address="PRODUCTOS__PEDID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jonathan</meta:initial-creator>
    <dc:creator>jonathan</dc:creator>
    <meta:creation-date>2021-06-09T02:37:29Z</meta:creation-date>
    <dc:date>2021-06-09T02:38:43Z</dc:date>
  </office:meta>
</office:document-meta>
</file>